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11" style:family="table-cell" style:parent-style-name="Default">
      <style:text-properties fo:font-size="12pt" style:font-name-asian="Consolas" style:font-size-asian="12pt" style:font-size-complex="12pt"/>
    </style:style>
    <style:style style:name="ce6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VB.NETプログラミング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データ型と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table:style-name="Default" office:value-type="string" calcext:value-type="string">
            <text:p>プロシージャ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配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コレクション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クラス基礎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クラス応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例外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7-19T22:06:34.106000000</dc:date>
    <meta:editing-duration>PT7H40M30S</meta:editing-duration>
    <meta:editing-cycles>10</meta:editing-cycles>
    <meta:generator>LibreOffice/7.3.4.2$Windows_X86_64 LibreOffice_project/728fec16bd5f605073805c3c9e7c4212a0120dc5</meta:generator>
    <meta:document-statistic meta:table-count="1" meta:cell-count="75" meta:object-count="0"/>
  </office:meta>
</office:document-meta>
</file>